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orc_simple_spear,itm_orc_bill_bad,itm_orc_bill_bad,itm_orc_slasher,itm_orc_slasher_heavy,itm_orc_slasher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_bad,itm_orc_slasher_heavy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slasher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slashe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twohand_wood_club,itm_orc_falchion_bad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orc_throwing_arrow,itm_twohand_wood_club,itm_orc_falchion_bad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throwing_arrow,itm_orc_falchion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_heavy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throwing_arrow,itm_orc_falchion_heavy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uruk_ragwrap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uruk_ragwrap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d_good,itm_uruk_ragwrap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d_good,itm_uruk_ragwrap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c_bad, itm_isen_uruk_light_c,itm_evil_gauntlets_b,itm_uruk_chain_greaves,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c_bad, itm_isen_uruk_light_c,itm_evil_gauntlets_b,itm_uruk_chain_greaves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uruk_light_a,itm_isen_uruk_light_a_bad,itm_isen_uruk_light_b_bad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light_b_good, itm_isen_uruk_med_a, itm_isen_uruk_med_b,itm_evil_gauntlets_a,itm_uruk_ragwrap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med_b_good, itm_isen_uruk_heavy_a_bad, itm_isen_uruk_heavy_b, itm_evil_gauntlets_b,itm_uruk_chain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itm_orc_two_handed_axe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two_handed_axe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orc_battle_axe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ttle_axe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7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 style:data-style-name="N2" text:time-value="23:48:33.5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11-02T23:50:56.184000000</dc:date>
    <meta:editing-cycles>521</meta:editing-cycles>
    <meta:editing-duration>P6DT2H14M11S</meta:editing-duration>
    <dc:creator>Jöran Balks</dc:creator>
    <meta:document-statistic meta:table-count="2" meta:cell-count="7112" meta:object-count="0"/>
  </office:meta>
</office:document-meta>
</file>